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
      <style:paragraph-properties fo:text-align="center" style:justify-single-word="false"/>
    </style:style>
    <style:style style:name="P16" style:family="paragraph" style:parent-style-name="Heading_20_2">
      <style:text-properties style:font-name="Times New Roman1" fo:font-size="12pt" style:font-size-asian="12pt" style:font-size-complex="12pt"/>
    </style:style>
    <style:style style:name="P17" style:family="paragraph" style:parent-style-name="Heading_20_2">
      <style:text-properties fo:font-style="normal" style:font-style-asian="normal" style:font-style-complex="normal"/>
    </style:style>
    <style:style style:name="P18" style:family="paragraph" style:parent-style-name="Heading_20_1">
      <style:text-properties style:font-name="Times New Roman1" fo:font-size="12pt" style:font-size-asian="12pt" style:font-size-complex="12pt"/>
    </style:style>
    <style:style style:name="P19" style:family="paragraph" style:parent-style-name="Heading_20_3">
      <style:text-properties style:font-name="Times New Roman1" fo:font-size="12pt" style:font-size-asian="12pt" style:font-size-complex="12pt"/>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Standard" style:list-style-name="L3">
      <style:text-properties style:font-name="Times New Roman1" fo:font-size="12pt" style:font-size-asian="12pt" style:font-size-complex="12pt"/>
    </style:style>
    <style:style style:name="P24" style:family="paragraph" style:parent-style-name="Text_20_body" style:master-page-name="Title_20_page">
      <style:paragraph-properties style:page-number="auto"/>
    </style:style>
    <style:style style:name="P25"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6"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7" style:family="paragraph" style:parent-style-name="Text_20_body" style:master-page-name="First_20_right_20_numbered_20_page">
      <style:paragraph-properties style:page-number="1" fo:break-before="page"/>
    </style:style>
    <style:style style:name="P28" style:family="paragraph" style:parent-style-name="Text_20_body" style:list-style-name="L1"/>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1">
      <style:text-properties style:font-name="Times New Roman1" fo:font-size="12pt" style:font-size-asian="12pt" style:font-size-complex="12pt"/>
    </style:style>
    <style:style style:name="P32" style:family="paragraph" style:parent-style-name="Text_20_body" style:list-style-name="L5">
      <style:text-properties style:font-name="Times New Roman1" fo:font-size="12pt" style:font-size-asian="12pt" style:font-size-complex="12pt"/>
    </style:style>
    <style:style style:name="P33" style:family="paragraph" style:parent-style-name="Text_20_body" style:list-style-name="L5">
      <style:text-properties style:font-name="Times New Roman1" fo:font-size="12pt" style:font-size-asian="12pt" style:font-size-complex="12pt"/>
    </style:style>
    <style:style style:name="P34" style:family="paragraph" style:parent-style-name="Text_20_body" style:list-style-name="L5">
      <style:text-properties style:font-name="Times New Roman1" fo:font-size="12pt" style:font-size-asian="12pt" style:font-size-complex="12pt"/>
    </style:style>
    <style:style style:name="P35" style:family="paragraph" style:parent-style-name="Text_20_body" style:list-style-name="L6">
      <style:text-properties style:font-name="Times New Roman1" fo:font-size="12pt" style:font-size-asian="12pt" style:font-size-complex="12pt"/>
    </style:style>
    <style:style style:name="P36" style:family="paragraph" style:parent-style-name="Text_20_body" style:list-style-name="L6">
      <style:text-properties style:font-name="Times New Roman1" fo:font-size="12pt" style:font-size-asian="12pt" style:font-size-complex="12pt"/>
    </style:style>
    <style:style style:name="P37" style:family="paragraph" style:parent-style-name="Text_20_body" style:list-style-name="L6">
      <style:text-properties style:font-name="Times New Roman1" fo:font-size="12pt" style:font-size-asian="12pt" style:font-size-complex="12pt"/>
    </style:style>
    <style:style style:name="P38"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9"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0"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1" style:family="paragraph" style:parent-style-name="Text_20_body" style:list-style-name="L2"/>
    <style:style style:name="P42" style:family="paragraph" style:parent-style-name="Text_20_body" style:list-style-name="L3"/>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4"><text:tab/>fax: 865-572-068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ABGV <text:tab/>1</text:p>
          <text:p text:style-name="P21">2 <text:s/>Legendre scaling functions and multiwavelets <text:tab/>1</text:p>
          <text:p text:style-name="P20">2.1 <text:s/>Scaling functions <text:tab/>1</text:p>
          <text:p text:style-name="P20">2.2 <text:s/>Telescoping series <text:tab/>2</text:p>
          <text:p text:style-name="P20">2.3 <text:s/>Multi-wavelets <text:tab/>2</text:p>
          <text:p text:style-name="P20">2.4 <text:s text:c="2"/>Function approximation in the scaling function basis <text:tab/>2</text:p>
          <text:p text:style-name="P20">2.5 <text:s/>Wavelet transform <text:tab/>4</text:p>
          <text:p text:style-name="P20">2.6 <text:s/>Properties of the scaling functions <text:tab/>4</text:p>
          <text:p text:style-name="P22">2.6.1 <text:s/>Symmetry<text:tab/>4</text:p>
          <text:p text:style-name="P22">2.6.2 <text:s/>Derivatives<text:tab/>4</text:p>
          <text:p text:style-name="P22">2.6.3 <text:s/>Values at end points<text:tab/>4</text:p>
          <text:p text:style-name="P21">3 <text:s/>User and simulation coordinates <text:tab/>5</text:p>
          <text:p text:style-name="P20">3.1 <text:s/>Normalization of scaling functions in the user coordinates <text:tab/>5</text:p>
          <text:p text:style-name="P21">4 <text:s/>Function approximation <text:tab/>6</text:p>
          <text:p text:style-name="P20">4.1 <text:s/>Evaluation <text:tab/>6</text:p>
          <text:p text:style-name="P20">4.2 <text:s/>Projection into the scaling function basis <text:tab/>6</text:p>
          <text:p text:style-name="P20">4.3 <text:s/>Truncation criteria <text:tab/>7</text:p>
          <text:p text:style-name="P22">4.3.1 <text:s/>Mode 0 - the default<text:tab/>7</text:p>
          <text:p text:style-name="P22">4.3.2 <text:s/>Mode 1<text:tab/>7</text:p>
          <text:p text:style-name="P22">4.3.3 <text:s/>Mode 2<text:tab/>7</text:p>
          <text:p text:style-name="P20">4.4 <text:s/>Adaptive refinement <text:tab/>8</text:p>
          <text:p text:style-name="P21">5 <text:s/>Unary operations <text:tab/>8</text:p>
          <text:p text:style-name="P20">5.1 <text:s/>Function norm <text:tab/>8</text:p>
          <text:p text:style-name="P20">5.2 <text:s/>Squaring <text:tab/>8</text:p>
          <text:p text:style-name="P20">5.3 <text:s/>General unary operation <text:tab/>8</text:p>
          <text:p text:style-name="P21">6 <text:s/>Binary operations <text:tab/>8</text:p>
          <text:p text:style-name="P20">6.1 <text:s/>Inner product of two functions <text:tab/>8</text:p>
          <text:p text:style-name="P20">6.2 <text:s/>Function addition and subtraction <text:tab/>9</text:p>
          <text:p text:style-name="P20">6.3 <text:s/>Point-wise multiplication <text:tab/>9</text:p>
          <text:p text:style-name="P22">6.3.1 <text:s/>Evaluating the function at the quadrature points<text:tab/>10</text:p>
          <text:p text:style-name="P21">7 <text:s/>Error estimation <text:tab/>11</text:p>
          <text:p text:style-name="P21">8 <text:s/>Data structures <text:tab/>11</text:p>
          <text:p text:style-name="P20">8.1 <text:s/>Maintaining consistent state of the 2d-tree <text:tab/>12</text:p>
          <text:p text:style-name="P21">9 <text:s/>Returning new functions – selection of default parameters <text:tab/>13</text:p>
          <text:p text:style-name="P20">9.1 <text:s/>Unary operations (e.g., scaling, squaring, copying, type conversion) <text:tab/>13</text:p>
          <text:p text:style-name="P20">9.2 <text:s/>Binary operations (e.g., addition, multiplication) <text:tab/>13</text:p>
          <text:p text:style-name="P20">9.3 <text:s/>Ternary and higher operations <text:tab/>14</text:p>
          <text:p text:style-name="P20">9.4 <text:s/>C++ operator overloading and order of evaluation <text:tab/>14</text:p>
          <text:p text:style-name="P20">9.5 <text:s/>Overriding above behaviors <text:tab/>14</text:p>
        </text:index-body>
      </text:table-of-content>
      <text:p text:style-name="P4"/>
      <text:p text:style-name="P4"/>
      <text:p text:style-name="P4"/>
      <text:p text:style-name="P26"/>
      <text:p text:style-name="P27">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4">(<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50"><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52"><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55"><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71"><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3"><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36"><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8"><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38"><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39"><draw:object xlink:href="./Object 10" xlink:type="simple" xlink:show="embed" xlink:actuate="onLoad"/><draw:image xlink:href="./ObjectReplacements/Object 10" xlink:type="simple" xlink:show="embed" xlink:actuate="onLoad"/></draw:frame></text:span><text:span text:style-name="T1">.</text:span></text:p>
        </text:list-item>
        <text:list-item>
          <text:p text:style-name="P29"><text:span text:style-name="T1">Containment forming a ladder of spaces </text:span><text:span text:style-name="T1"><draw:frame draw:style-name="fr2" draw:name="Object10" text:anchor-type="as-char" svg:width="1.2165in" svg:height="0.2327in" draw:z-index="40"><draw:object xlink:href="./Object 11" xlink:type="simple" xlink:show="embed" xlink:actuate="onLoad"/><draw:image xlink:href="./ObjectReplacements/Object 11" xlink:type="simple" xlink:show="embed" xlink:actuate="onLoad"/></draw:frame></text:span><text:span text:style-name="T1">.</text:span></text:p>
        </text:list-item>
        <text:list-item>
          <text:p text:style-name="P29">Translation and dilation, c.f., <text:sequence-ref text:reference-format="text" text:ref-name="refText1">(2)</text:sequence-ref>.</text:p>
        </text:list-item>
        <text:list-item>
          <text:p text:style-name="P29"><text:span text:style-name="T1">Orthonormality within a scale </text:span><text:span text:style-name="T1"><draw:frame draw:style-name="fr2" draw:name="Object11" text:anchor-type="as-char" svg:width="1.9484in" svg:height="0.411in" draw:z-index="41"><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3"><draw:frame draw:style-name="fr2" draw:name="Object12" text:anchor-type="as-char" svg:width="3.272in" svg:height="0.9272in" draw:z-index="4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4">(<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44"><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47"><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3"><draw:frame draw:style-name="fr2" draw:name="Object15" text:anchor-type="as-char" svg:width="2.4917in" svg:height="0.2555in" draw:z-index="49"><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4">(<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4in" svg:height="0.2327in" draw:z-index="51"><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53"><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54"><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70"><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3"><draw:frame draw:style-name="fr2" draw:name="Object20" text:anchor-type="as-char" svg:width="3.5035in" svg:height="0.6591in" draw:z-index="72"><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4">(<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73"><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75"><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41">Decomposition of <draw:frame draw:style-name="fr2" draw:name="Object23" text:anchor-type="as-char" svg:width="0.261in" svg:height="0.2327in" draw:z-index="76"><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3"><draw:frame draw:style-name="fr2" draw:name="Object24" text:anchor-type="as-char" svg:width="2.0953in" svg:height="0.2327in" draw:z-index="7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text:sequence text:ref-name="refText5" text:name="Text" text:formula="ooow:Text+1" style:num-format="1">6</text:sequence>)</text:p>
            </table:table-cell>
          </table:table-row>
        </table:table-header-rows>
      </table:table>
      <text:list text:style-name="L3">
        <text:list-item>
          <text:p text:style-name="P23">Translation and dilation <draw:frame draw:style-name="fr2" draw:name="Object25" text:anchor-type="as-char" svg:width="1.661in" svg:height="0.2327in" draw:z-index="78"><draw:object xlink:href="./Object 26" xlink:type="simple" xlink:show="embed" xlink:actuate="onLoad"/><draw:image xlink:href="./ObjectReplacements/Object 26" xlink:type="simple" xlink:show="embed" xlink:actuate="onLoad"/></draw:frame></text:p>
        </text:list-item>
        <text:list-item>
          <text:p text:style-name="P42">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3"><draw:frame draw:style-name="fr2" draw:name="Object26" text:anchor-type="as-char" svg:width="2.5425in" svg:height="0.9717in" draw:z-index="79"><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4">(<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3"><draw:frame draw:style-name="fr2" draw:name="Object27" text:anchor-type="as-char" svg:width="2.0516in" svg:height="0.9634in" draw:z-index="80"><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4">(<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3"><draw:frame draw:style-name="fr2" draw:name="Object28" text:anchor-type="as-char" svg:width="2.8583in" svg:height="1.0638in" draw:z-index="81"><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4">(<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3"><draw:frame draw:style-name="fr2" draw:name="Object29" text:anchor-type="as-char" svg:width="2.8736in" svg:height="1.0953in" draw:z-index="83"><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4">(<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84"><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86"><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85"><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87"><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5">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3"><draw:frame draw:style-name="fr2" draw:name="Object33" text:anchor-type="as-char" svg:width="3.3571in" svg:height="2.272in" draw:z-index="88"><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4">(<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3"><draw:frame draw:style-name="fr2" draw:name="Object35" text:anchor-type="as-char" svg:width="2.1272in" svg:height="0.5437in" draw:z-index="92"><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4">(<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3"><draw:frame draw:style-name="fr2" draw:name="Object36" text:anchor-type="as-char" svg:width="3.0835in" svg:height="0.4626in" draw:z-index="93"><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4">(<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3"><draw:frame draw:style-name="fr2" draw:name="Object37" text:anchor-type="as-char" svg:width="1.5693in" svg:height="0.2327in" draw:z-index="94"><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4">(<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3"><draw:frame draw:style-name="fr2" draw:name="Object38" text:anchor-type="as-char" svg:width="3.9972in" svg:height="0.4075in" draw:z-index="95"><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4">(<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3"><draw:frame draw:style-name="fr2" draw:name="Object39" text:anchor-type="as-char" svg:width="2.3563in" svg:height="1.352in" draw:z-index="17"><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4">(<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18"><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20"><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43"><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draw:frame draw:style-name="fr2" draw:name="Object43" text:anchor-type="as-char" svg:width="2.3429in" svg:height="0.7402in" draw:z-index="45"><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4">(<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3"><draw:frame draw:style-name="fr2" draw:name="Object44" text:anchor-type="as-char" svg:width="1.6354in" svg:height="0.4709in" draw:z-index="56"><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4">(<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57"><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58"><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3"><draw:frame draw:style-name="fr2" draw:name="Object47" text:anchor-type="as-char" svg:width="4.6354in" svg:height="0.4862in" draw:z-index="59"><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4">(<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3"><draw:frame draw:style-name="fr2" draw:name="Object48" text:anchor-type="as-char" svg:width="2.5417in" svg:height="0.3402in" draw:z-index="60"><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4">(<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61"><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3"><draw:frame draw:style-name="fr2" draw:name="Object50" text:anchor-type="as-char" svg:width="3.8535in" svg:height="2.4535in" draw:z-index="62"><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4">(<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63"><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69"><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74"><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93in" svg:height="0.2091in" draw:z-index="82"><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3"><draw:frame draw:style-name="fr2" draw:name="Object55" text:anchor-type="as-char" svg:width="2.0181in" svg:height="0.6339in" draw:z-index="9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4">(<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3"><draw:frame draw:style-name="fr2" draw:name="Object56" text:anchor-type="as-char" svg:width="2.5429in" svg:height="1.0484in" draw:z-index="9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4">(<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9"><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9"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3"><draw:frame draw:style-name="fr2" draw:name="Object58" text:anchor-type="as-char" svg:width="1.439in" svg:height="0.4083in" draw:z-index="64"><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4">(<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3"><draw:frame draw:style-name="fr2" draw:name="Object59" text:anchor-type="as-char" svg:width="1.5783in" svg:height="0.2571in" draw:z-index="65"><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4">(<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3"><draw:frame draw:style-name="fr2" draw:name="Object60" text:anchor-type="as-char" svg:width="4.6634in" svg:height="0.7866in" draw:z-index="67"><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4">(<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68"><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3"><draw:frame draw:style-name="fr2" draw:name="Object62" text:anchor-type="as-char" svg:width="1.0736in" svg:height="0.2571in" draw:z-index="28"><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4">(<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3"><draw:frame draw:style-name="fr2" draw:name="Object63" text:anchor-type="as-char" svg:width="2.7661in" svg:height="0.4626in" draw:z-index="29"><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4">(<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8" text:outline-level="1">Unary operations</text:h>
      <text:h text:style-name="P16"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3"><draw:frame draw:style-name="fr2" draw:name="Object64" text:anchor-type="as-char" svg:width="2.2201in" svg:height="0.9547in" draw:z-index="30"><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4">(<text:sequence text:ref-name="refText28" text:name="Text" text:formula="ooow:Text+1" style:num-format="1">29</text:sequence>)</text:p>
            </table:table-cell>
          </table:table-row>
        </table:table-header-rows>
      </table:table>
      <text:h text:style-name="P16" text:outline-level="2">Squaring</text:h>
      <text:p text:style-name="P4">This is a special case of multiplication; please look below.</text:p>
      <text:h text:style-name="P16"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3"><draw:frame draw:style-name="fr2" draw:name="Object79" text:anchor-type="as-char" svg:width="2.4429in" svg:height="0.3402in" draw:z-index="5"><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4">(<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8">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8">Present with coefficients – be happy.</text:p>
        </text:list-item>
        <text:list-item>
          <text:p text:style-name="P38">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6"><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7"><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8"><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10"><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37">(38)</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3"><draw:frame draw:style-name="fr2" draw:name="Object84" text:anchor-type="as-char" svg:width="2.4189in" svg:height="0.3402in" draw:z-index="11"><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4">(<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0">Recurring down is also a little tricky. We always have at least the coefficients for the central box with translation </text:span><text:span text:style-name="T4">l</text:span><text:span text:style-name="T10">. This yields children </text:span><text:span text:style-name="T4">2l</text:span><text:span text:style-name="T10"> and </text:span><text:span text:style-name="T4">2l+1</text:span><text:span text:style-name="T10"> which are automatically left/right neighbors of each other.</text:span></text:p>
      <text:h text:style-name="P17"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12"><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13"><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14"><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3"><draw:frame draw:style-name="fr2" draw:name="Object98" text:anchor-type="as-char" svg:width="2.5575in" svg:height="0.4508in" draw:z-index="15"><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4">(<text:sequence text:ref-name="refText31" text:name="Text" text:formula="ooow:Text+1" style:num-format="1">32</text:sequence>)</text:p>
            </table:table-cell>
          </table:table-row>
        </table:table-header-rows>
      </table:table>
      <text:p text:style-name="Text_20_body"><text:soft-page-break/>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16"><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19"><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3"><draw:frame draw:style-name="fr2" draw:name="Object101" text:anchor-type="as-char" svg:width="5.4098in" svg:height="0.5362in" draw:z-index="21"><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4">(<text:sequence text:ref-name="refText32" text:name="Text" text:formula="ooow:Text+1" style:num-format="1">33</text:sequence>)</text:p>
            </table:table-cell>
          </table:table-row>
        </table:table-header-rows>
      </table:table>
      <text:p text:style-name="Text_20_body">where <draw:frame draw:style-name="fr2" draw:name="Object102" text:anchor-type="as-char" svg:width="0.1862in" svg:height="0.1839in" draw:z-index="22"><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3"><draw:frame draw:style-name="fr2" draw:name="Object103" text:anchor-type="as-char" svg:width="1.7772in" svg:height="0.2154in" draw:z-index="23"><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4">(<text:sequence text:ref-name="refText33" text:name="Text" text:formula="ooow:Text+1" style:num-format="1">34</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24"><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25"><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26"><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27"><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2" draw:name="Object87" text:anchor-type="as-char" svg:width="0.172in" svg:height="0.1839in" draw:z-index="31"><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33"><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34"><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35"><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2" draw:name="Object90" text:anchor-type="as-char" svg:width="0.6953in" svg:height="0.2075in" draw:z-index="37"><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XXXXX</text:p>
      <text:h text:style-name="Heading_20_2" text:outline-level="2"><text:soft-page-break/>Automatic refinement (aka widening the support)</text:h>
      <text:p text:style-name="P5">Same as for multiplication ... explain why this is good.</text:p>
      <text:h text:style-name="P18" text:outline-level="1">Binary operations</text:h>
      <text:h text:style-name="P16"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3"><draw:frame draw:style-name="fr2" draw:name="Object65" text:anchor-type="as-char" svg:width="3.1772in" svg:height="0.4626in" draw:z-index="32"><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4">(<text:sequence text:ref-name="refText34" text:name="Text" text:formula="ooow:Text+1" style:num-format="1">35</text:sequence>)</text:p>
            </table:table-cell>
          </table:table-row>
        </table:table-header-rows>
      </table:table>
      <text:h text:style-name="P16"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46"><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48"><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3"><draw:frame draw:style-name="fr2" draw:name="Object68" text:anchor-type="as-char" svg:width="3.6965in" svg:height="1.2756in" draw:z-index="66"><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4">(<text:sequence text:ref-name="refText35" text:name="Text" text:formula="ooow:Text+1" style:num-format="1">36</text:sequence>)</text:p>
            </table:table-cell>
          </table:table-row>
        </table:table-header-rows>
      </table:table>
      <text:p text:style-name="P4"/>
      <text:p text:style-name="P4"><text:soft-page-break/>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3"><draw:frame draw:style-name="fr2" draw:name="Object69" text:anchor-type="as-char" svg:width="2.9354in" svg:height="0.2307in" draw:z-index="98"><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4">(<text:sequence text:ref-name="refText36" text:name="Text" text:formula="ooow:Text+1" style:num-format="1">37</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6">(37)</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99"><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2">Square each orbital to make the density.</text:p>
        </text:list-item>
        <text:list-item>
          <text:p text:style-name="P32">Multiply the potential against each orbital.</text:p>
        </text:list-item>
        <text:list-item>
          <text:p text:style-name="P32">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37in" svg:height="0.2154in" draw:z-index="100"><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9" text:outline-level="3"><text:soft-page-break/>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74in" svg:height="0.1917in" draw:z-index="101"><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02"><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03"><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3"><draw:frame draw:style-name="fr2" draw:name="Object75" text:anchor-type="as-char" svg:width="3.0417in" svg:height="1.089in" draw:z-index="4"><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4">(<text:sequence text:ref-name="refText37" text:name="Text" text:formula="ooow:Text+1" style:num-format="1">38</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3"><draw:frame draw:style-name="fr2" draw:name="Object76" text:anchor-type="as-char" svg:width="0.8945in" svg:height="0.2291in" draw:z-index="8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4">(<text:sequence text:ref-name="refText38" text:name="Text" text:formula="ooow:Text+1" style:num-format="1">39</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9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9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text:span><text:soft-page-break/><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text:span><text:span text:style-name="T1">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text:span><text:soft-page-break/><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text:soft-page-break/>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5"><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35"><text:span text:style-name="T8">h+f*g</text:span> becomes <text:span text:style-name="T8">h+(f*g)</text:span> becomes <text:span text:style-name="T8">h.add(f.mul(g))</text:span> and thus the result has the <text:span text:style-name="T1">same </text:span><text:span text:style-name="T1">parameters as </text:span><text:span text:style-name="T9">h</text:span><text:span text:style-name="T1">.</text:span></text:p>
        </text:list-item>
        <text:list-item>
          <text:p text:style-name="P35"><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text:soft-page-break/>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8">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3</text:page-number></text:p>
      </style:footer>
    </style:master-page>
    <style:master-page style:name="Right_20_Page" style:display-name="Right Page" style:page-layout-name="pm3" style:next-style-name="Left_20_Page">
      <style:footer>
        <text:p text:style-name="P1"><text:page-number text:select-page="current">3</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8-23T10:11:33</meta:creation-date>
    <dc:creator>Robert Harrison</dc:creator>
    <dc:date>2008-01-11T15:34:46</dc:date>
    <meta:editing-cycles>66</meta:editing-cycles>
    <meta:editing-duration>P3DT10H37M24S</meta:editing-duration>
    <meta:user-defined meta:name="Info 1"/>
    <meta:user-defined meta:name="Info 2"/>
    <meta:user-defined meta:name="Info 3"/>
    <meta:user-defined meta:name="Info 4"/>
    <meta:document-statistic meta:table-count="41" meta:image-count="0" meta:object-count="103" meta:page-count="21" meta:paragraph-count="379" meta:word-count="6366" meta:character-count="39248"/>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